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fr1" style:family="graphic" style:parent-style-name="Formula">
      <style:graphic-properties style:vertical-pos="middle" style:vertical-rel="tex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ollkommen elastischer, zentraler Stoß zweier Kugeln in der Ebene</text:h>
      <text:p text:style-name="Text_20_body">Einergie</text:p>
      <text:p text:style-name="Standard"><draw:frame draw:style-name="fr1" draw:name="Objekt1" text:anchor-type="as-char" svg:width="5.223cm" svg:height="1.14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kt2" text:anchor-type="as-char" svg:width="4.473cm" svg:height="1.674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Andreas Jakobsche</meta:initial-creator>
    <meta:creation-date>2006-02-01T16:58:34</meta:creation-date>
    <dc:creator>Andreas Jakobsche</dc:creator>
    <dc:date>2006-02-01T17:17:55</dc:date>
    <dc:language>de-DE</dc:language>
    <meta:editing-cycles>2</meta:editing-cycles>
    <meta:editing-duration>PT3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2" meta:page-count="1" meta:paragraph-count="4" meta:word-count="10" meta:character-count="7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m</math:mi>
            <math:mn>1</math:mn>
          </math:msub>
          <math:mrow>
            <math:msub>
              <math:mi>v</math:mi>
              <math:mn>1</math:mn>
            </math:msub>
            <math:mo math:stretchy="false"></math:mo>
            <math:msub>
              <math:mi>m</math:mi>
              <math:mn>2</math:mn>
            </math:msub>
          </math:mrow>
          <math:mrow>
            <math:msub>
              <math:mi>v</math:mi>
              <math:mn>2</math:mn>
            </math:msub>
            <math:mo math:stretchy="false">=</math:mo>
            <math:msub>
              <math:mi>m</math:mi>
              <math:mn>1</math:mn>
            </math:msub>
          </math:mrow>
          <math:mrow>
            <math:msub>
              <math:mi>u</math:mi>
              <math:mn>1</math:mn>
            </math:msub>
            <math:mo math:stretchy="false"></math:mo>
            <math:msub>
              <math:mi>m</math:mi>
              <math:mn>2</math:mn>
            </math:msub>
          </math:mrow>
          <math:msub>
            <math:mi>u</math:mi>
            <math:mn>2</math:mn>
          </math:msub>
        </math:mrow>
      </math:mtr>
      <math:mtr>
        <math:mrow>
          <math:msub>
            <math:mi>m</math:mi>
            <math:mn>1</math:mn>
          </math:msub>
          <math:mrow>
            <math:msup>
              <math:msub>
                <math:mi>v</math:mi>
                <math:mn>1</math:mn>
              </math:msub>
              <math:mn>2</math:mn>
            </math:msup>
            <math:mo math:stretchy="false"></math:mo>
            <math:msub>
              <math:mi>m</math:mi>
              <math:mn>2</math:mn>
            </math:msub>
          </math:mrow>
          <math:mrow>
            <math:msup>
              <math:msub>
                <math:mi>v</math:mi>
                <math:mn>2</math:mn>
              </math:msub>
              <math:mn>2</math:mn>
            </math:msup>
            <math:mo math:stretchy="false">=</math:mo>
            <math:msub>
              <math:mi>m</math:mi>
              <math:mn>1</math:mn>
            </math:msub>
          </math:mrow>
          <math:mrow>
            <math:msup>
              <math:msub>
                <math:mi>u</math:mi>
                <math:mn>1</math:mn>
              </math:msub>
              <math:mn>2</math:mn>
            </math:msup>
            <math:mo math:stretchy="false"></math:mo>
            <math:msub>
              <math:mi>m</math:mi>
              <math:mn>2</math:mn>
            </math:msub>
          </math:mrow>
          <math:msup>
            <math:msub>
              <math:mi>u</math:mi>
              <math:mn>2</math:mn>
            </math:msub>
            <math:mn>2</math:mn>
          </math:msup>
        </math:mrow>
      </math:mtr>
    </math:mtable>
    <math:annotation math:encoding="StarMath 5.0">m_1 v_1 + m_2 v_2 = m_1 u_1 + m_2 u_2 newline
m_1 {v_1}^2 + m_2 {v_2}^2 = m_1 {u_1}^2 + m_2 {u_2}^2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m</math:mi>
            <math:mn>1</math:mn>
          </math:msub>
          <math:mrow>
            <math:mrow>
              <math:mo math:stretchy="false"></math:mo>
              <math:mrow>
                <math:msub>
                  <math:mi>v</math:mi>
                  <math:mn>1</math:mn>
                </math:msub>
                <math:mo math:stretchy="false">−</math:mo>
                <math:msub>
                  <math:mi>u</math:mi>
                  <math:mn>1</math:mn>
                </math:msub>
              </math:mrow>
              <math:mo math:stretchy="false"></math:mo>
            </math:mrow>
            <math:mo math:stretchy="false"></math:mo>
            <math:msub>
              <math:mi>m</math:mi>
              <math:mn>2</math:mn>
            </math:msub>
          </math:mrow>
          <math:mrow>
            <math:msub>
              <math:mi>v</math:mi>
              <math:mn>2</math:mn>
            </math:msub>
            <math:mo math:stretchy="false">=</math:mo>
            <math:msub>
              <math:mi>m</math:mi>
              <math:mn>2</math:mn>
            </math:msub>
          </math:mrow>
          <math:msub>
            <math:mi>u</math:mi>
            <math:mn>2</math:mn>
          </math:msub>
        </math:mrow>
      </math:mtr>
      <math:mtr>
        <math:mrow>
          <math:mfrac>
            <math:msub>
              <math:mi>m</math:mi>
              <math:mn>1</math:mn>
            </math:msub>
            <math:msub>
              <math:mi>m</math:mi>
              <math:mn>2</math:mn>
            </math:msub>
          </math:mfrac>
          <math:mrow>
            <math:mrow>
              <math:mrow>
                <math:mo math:stretchy="false"></math:mo>
                <math:mrow>
                  <math:msub>
                    <math:mi>v</math:mi>
                    <math:mn>1</math:mn>
                  </math:msub>
                  <math:mo math:stretchy="false">−</math:mo>
                  <math:msub>
                    <math:mi>u</math:mi>
                    <math:mn>1</math:mn>
                  </math:msub>
                </math:mrow>
                <math:mo math:stretchy="false"></math:mo>
              </math:mrow>
              <math:mo math:stretchy="false"></math:mo>
              <math:msub>
                <math:mi>v</math:mi>
                <math:mn>2</math:mn>
              </math:msub>
            </math:mrow>
            <math:mo math:stretchy="false">=</math:mo>
            <math:msub>
              <math:mi>u</math:mi>
              <math:mn>2</math:mn>
            </math:msub>
          </math:mrow>
        </math:mrow>
      </math:mtr>
    </math:mtable>
    <math:annotation math:encoding="StarMath 5.0">m_1 (v_1 - u_1) + m_2 v_2 = m_2 u_2 newline
m_1 over m_2 (v_1 - u_1) + v_2 = u_2</math:annotation>
  </math:semantics>
</math:math>
</file>